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1-1024</text:p>
          </table:table-cell>
          <table:table-cell office:value-type="string" calcext:value-type="string">
            <text:p>1-2048</text:p>
          </table:table-cell>
          <table:table-cell office:value-type="string" calcext:value-type="string">
            <text:p>1-4096</text:p>
          </table:table-cell>
          <table:table-cell office:value-type="string" calcext:value-type="string">
            <text:p>1-8192</text:p>
          </table:table-cell>
          <table:table-cell office:value-type="string" calcext:value-type="string">
            <text:p>1-1638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.942417" calcext:value-type="float">
            <text:p>4.942417</text:p>
          </table:table-cell>
          <table:table-cell office:value-type="float" office:value="17.959595" calcext:value-type="float">
            <text:p>17.959595</text:p>
          </table:table-cell>
          <table:table-cell office:value-type="float" office:value="65.576553" calcext:value-type="float">
            <text:p>65.576553</text:p>
          </table:table-cell>
          <table:table-cell office:value-type="float" office:value="264.525175" calcext:value-type="float">
            <text:p>264.525175</text:p>
          </table:table-cell>
          <table:table-cell table:style-name="ce5" office:value-type="float" office:value="1052.537441" calcext:value-type="float">
            <text:p>1052.537441</text:p>
          </table:table-cell>
          <table:table-cell table:number-columns-repeated="8"/>
        </table:table-row>
        <table:table-row table:style-name="ro1">
          <table:table-cell office:value-type="float" office:value="4.240513" calcext:value-type="float">
            <text:p>4.240513</text:p>
          </table:table-cell>
          <table:table-cell office:value-type="float" office:value="16.470194" calcext:value-type="float">
            <text:p>16.470194</text:p>
          </table:table-cell>
          <table:table-cell office:value-type="float" office:value="66.836357" calcext:value-type="float">
            <text:p>66.836357</text:p>
          </table:table-cell>
          <table:table-cell office:value-type="float" office:value="263.943434" calcext:value-type="float">
            <text:p>263.943434</text:p>
          </table:table-cell>
          <table:table-cell office:value-type="float" office:value="1050.208092" calcext:value-type="float">
            <text:p>1050.208092</text:p>
          </table:table-cell>
          <table:table-cell table:number-columns-repeated="8"/>
        </table:table-row>
        <table:table-row table:style-name="ro1">
          <table:table-cell office:value-type="float" office:value="4.13084" calcext:value-type="float">
            <text:p>4.13084</text:p>
          </table:table-cell>
          <table:table-cell office:value-type="float" office:value="16.403675" calcext:value-type="float">
            <text:p>16.403675</text:p>
          </table:table-cell>
          <table:table-cell office:value-type="float" office:value="65.508366" calcext:value-type="float">
            <text:p>65.508366</text:p>
          </table:table-cell>
          <table:table-cell office:value-type="float" office:value="264.23955" calcext:value-type="float">
            <text:p>264.23955</text:p>
          </table:table-cell>
          <table:table-cell office:value-type="float" office:value="1053.070784" calcext:value-type="float">
            <text:p>1053.070784</text:p>
          </table:table-cell>
          <table:table-cell table:number-columns-repeated="8"/>
        </table:table-row>
        <table:table-row table:style-name="ro1">
          <table:table-cell office:value-type="float" office:value="4.808187" calcext:value-type="float">
            <text:p>4.808187</text:p>
          </table:table-cell>
          <table:table-cell office:value-type="float" office:value="16.35623" calcext:value-type="float">
            <text:p>16.35623</text:p>
          </table:table-cell>
          <table:table-cell office:value-type="float" office:value="66.779613" calcext:value-type="float">
            <text:p>66.779613</text:p>
          </table:table-cell>
          <table:table-cell office:value-type="float" office:value="263.265133" calcext:value-type="float">
            <text:p>263.265133</text:p>
          </table:table-cell>
          <table:table-cell office:value-type="float" office:value="1049.298048" calcext:value-type="float">
            <text:p>1049.298048</text:p>
          </table:table-cell>
          <table:table-cell table:number-columns-repeated="8"/>
        </table:table-row>
        <table:table-row table:style-name="ro1">
          <table:table-cell office:value-type="float" office:value="4.111528" calcext:value-type="float">
            <text:p>4.111528</text:p>
          </table:table-cell>
          <table:table-cell office:value-type="float" office:value="16.505957" calcext:value-type="float">
            <text:p>16.505957</text:p>
          </table:table-cell>
          <table:table-cell office:value-type="float" office:value="65.532684" calcext:value-type="float">
            <text:p>65.532684</text:p>
          </table:table-cell>
          <table:table-cell office:value-type="float" office:value="266.648531" calcext:value-type="float">
            <text:p>266.648531</text:p>
          </table:table-cell>
          <table:table-cell office:value-type="float" office:value="1049.722433" calcext:value-type="float">
            <text:p>1049.722433</text:p>
          </table:table-cell>
          <table:table-cell table:number-columns-repeated="8"/>
        </table:table-row>
        <table:table-row table:style-name="ro1">
          <table:table-cell table:style-name="ce1" table:formula="of:=AVERAGE([.A2:.A6])" office:value-type="float" office:value="4.446697" calcext:value-type="float">
            <text:p>4.446697</text:p>
          </table:table-cell>
          <table:table-cell table:style-name="ce1" table:formula="of:=AVERAGE([.B2:.B6])" office:value-type="float" office:value="16.7391302" calcext:value-type="float">
            <text:p>16.7391302</text:p>
          </table:table-cell>
          <table:table-cell table:style-name="ce1" table:formula="of:=AVERAGE([.C2:.C6])" office:value-type="float" office:value="66.0467146" calcext:value-type="float">
            <text:p>66.0467146</text:p>
          </table:table-cell>
          <table:table-cell table:style-name="ce1" table:formula="of:=AVERAGE([.D2:.D6])" office:value-type="float" office:value="264.5243646" calcext:value-type="float">
            <text:p>264.5243646</text:p>
          </table:table-cell>
          <table:table-cell table:style-name="ce1" table:formula="of:=AVERAGE([.E2:.E6])" office:value-type="float" office:value="1050.9673596" calcext:value-type="float">
            <text:p>1050.9673596</text:p>
          </table:table-cell>
          <table:table-cell table:number-columns-repeated="8"/>
        </table:table-row>
        <table:table-row table:style-name="ro1">
          <table:table-cell table:style-name="ce2" table:formula="of:=[.$A7]/[.A7]" office:value-type="float" office:value="1" calcext:value-type="float">
            <text:p>1</text:p>
          </table:table-cell>
          <table:table-cell table:style-name="ce2" table:formula="of:=[.B$7]/[.B7]" office:value-type="float" office:value="1" calcext:value-type="float">
            <text:p>1</text:p>
          </table:table-cell>
          <table:table-cell table:style-name="ce2" table:formula="of:=[.C$7] / [.C7]" office:value-type="float" office:value="1" calcext:value-type="float">
            <text:p>1</text:p>
          </table:table-cell>
          <table:table-cell table:style-name="ce2" table:formula="of:=[.D$7]/[.D7]" office:value-type="float" office:value="1" calcext:value-type="float">
            <text:p>1</text:p>
          </table:table-cell>
          <table:table-cell table:style-name="ce2" table:formula="of:=[.E$7]/[.E7]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comm_sz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2048" calcext:value-type="float">
            <text:p>2048</text:p>
          </table:table-cell>
          <table:table-cell table:style-name="ce6" office:value-type="float" office:value="4096" calcext:value-type="float">
            <text:p>4096</text:p>
          </table:table-cell>
          <table:table-cell table:style-name="ce6" office:value-type="float" office:value="8192" calcext:value-type="float">
            <text:p>8192</text:p>
          </table:table-cell>
          <table:table-cell table:style-name="ce6" office:value-type="float" office:value="16384" calcext:value-type="float">
            <text:p>16384</text:p>
          </table:table-cell>
        </table:table-row>
        <table:table-row table:style-name="ro1">
          <table:table-cell table:style-name="ce3" table:formula="of:=[.A8]/[.$F1]" office:value-type="float" office:value="1" calcext:value-type="float">
            <text:p>1</text:p>
          </table:table-cell>
          <table:table-cell table:style-name="ce3" table:formula="of:=[.B8]/[.$F1]" office:value-type="float" office:value="1" calcext:value-type="float">
            <text:p>1</text:p>
          </table:table-cell>
          <table:table-cell table:style-name="ce3" table:formula="of:=[.C8]/[.$F1]" office:value-type="float" office:value="1" calcext:value-type="float">
            <text:p>1</text:p>
          </table:table-cell>
          <table:table-cell table:style-name="ce3" table:formula="of:=[.D8]/[.$F1]" office:value-type="float" office:value="1" calcext:value-type="float">
            <text:p>1</text:p>
          </table:table-cell>
          <table:table-cell table:style-name="ce3" table:formula="of:=[.E8]/[.$F1]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4.446697" calcext:value-type="float">
            <text:p>4.446697</text:p>
          </table:table-cell>
          <table:table-cell table:style-name="ce6" office:value-type="float" office:value="16.7391302" calcext:value-type="float">
            <text:p>16.7391302</text:p>
          </table:table-cell>
          <table:table-cell table:style-name="ce6" office:value-type="float" office:value="66.0467146" calcext:value-type="float">
            <text:p>66.0467146</text:p>
          </table:table-cell>
          <table:table-cell table:style-name="ce6" office:value-type="float" office:value="264.5243646" calcext:value-type="float">
            <text:p>264.5243646</text:p>
          </table:table-cell>
          <table:table-cell table:style-name="ce6" office:value-type="float" office:value="1050.9673596" calcext:value-type="float">
            <text:p>1050.9673596</text:p>
          </table:table-cell>
        </table:table-row>
        <table:table-row table:style-name="ro1">
          <table:table-cell table:number-columns-repeated="7"/>
          <table:table-cell table:style-name="ce6" office:value-type="float" office:value="2" calcext:value-type="float">
            <text:p>2</text:p>
          </table:table-cell>
          <table:table-cell table:style-name="ce6" office:value-type="float" office:value="2.483177" calcext:value-type="float">
            <text:p>2.483177</text:p>
          </table:table-cell>
          <table:table-cell table:style-name="ce6" office:value-type="float" office:value="9.6812724" calcext:value-type="float">
            <text:p>9.6812724</text:p>
          </table:table-cell>
          <table:table-cell table:style-name="ce6" office:value-type="float" office:value="39.4764902" calcext:value-type="float">
            <text:p>39.4764902</text:p>
          </table:table-cell>
          <table:table-cell table:style-name="ce6" office:value-type="float" office:value="160.9163284" calcext:value-type="float">
            <text:p>160.9163284</text:p>
          </table:table-cell>
          <table:table-cell table:style-name="ce6" office:value-type="float" office:value="621.1693764" calcext:value-type="float">
            <text:p>621.1693764</text:p>
          </table:table-cell>
        </table:table-row>
        <table:table-row table:style-name="ro1">
          <table:table-cell office:value-type="string" calcext:value-type="string">
            <text:p>2-1024</text:p>
          </table:table-cell>
          <table:table-cell office:value-type="string" calcext:value-type="string">
            <text:p>2-2048</text:p>
          </table:table-cell>
          <table:table-cell office:value-type="string" calcext:value-type="string">
            <text:p>2-4096</text:p>
          </table:table-cell>
          <table:table-cell office:value-type="string" calcext:value-type="string">
            <text:p>2-8192</text:p>
          </table:table-cell>
          <table:table-cell office:value-type="string" calcext:value-type="string">
            <text:p>2-16384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.3790836" calcext:value-type="float">
            <text:p>2.3790836</text:p>
          </table:table-cell>
          <table:table-cell table:style-name="ce6" office:value-type="float" office:value="9.7565648" calcext:value-type="float">
            <text:p>9.7565648</text:p>
          </table:table-cell>
          <table:table-cell table:style-name="ce6" office:value-type="float" office:value="38.4766" calcext:value-type="float">
            <text:p>38.4766</text:p>
          </table:table-cell>
          <table:table-cell table:style-name="ce6" office:value-type="float" office:value="152.342" calcext:value-type="float">
            <text:p>152.342</text:p>
          </table:table-cell>
          <table:table-cell table:style-name="ce6" office:value-type="float" office:value="609.9132" calcext:value-type="float">
            <text:p>609.9132</text:p>
          </table:table-cell>
        </table:table-row>
        <table:table-row table:style-name="ro1">
          <table:table-cell office:value-type="float" office:value="2.492189" calcext:value-type="float">
            <text:p>2.492189</text:p>
          </table:table-cell>
          <table:table-cell office:value-type="float" office:value="9.679317" calcext:value-type="float">
            <text:p>9.679317</text:p>
          </table:table-cell>
          <table:table-cell office:value-type="float" office:value="38.747549" calcext:value-type="float">
            <text:p>38.747549</text:p>
          </table:table-cell>
          <table:table-cell office:value-type="float" office:value="155.406475" calcext:value-type="float">
            <text:p>155.406475</text:p>
          </table:table-cell>
          <table:table-cell office:value-type="float" office:value="620.350599" calcext:value-type="float">
            <text:p>620.350599</text:p>
          </table:table-cell>
          <table:table-cell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1.1930944" calcext:value-type="float">
            <text:p>1.1930944</text:p>
          </table:table-cell>
          <table:table-cell table:style-name="ce6" office:value-type="float" office:value="4.8534" calcext:value-type="float">
            <text:p>4.8534</text:p>
          </table:table-cell>
          <table:table-cell table:style-name="ce6" office:value-type="float" office:value="19.1686" calcext:value-type="float">
            <text:p>19.1686</text:p>
          </table:table-cell>
          <table:table-cell table:style-name="ce6" office:value-type="float" office:value="76.5276" calcext:value-type="float">
            <text:p>76.5276</text:p>
          </table:table-cell>
          <table:table-cell table:style-name="ce6" office:value-type="float" office:value="303.3648" calcext:value-type="float">
            <text:p>303.3648</text:p>
          </table:table-cell>
        </table:table-row>
        <table:table-row table:style-name="ro1">
          <table:table-cell office:value-type="float" office:value="2.593517" calcext:value-type="float">
            <text:p>2.593517</text:p>
          </table:table-cell>
          <table:table-cell office:value-type="float" office:value="9.668827" calcext:value-type="float">
            <text:p>9.668827</text:p>
          </table:table-cell>
          <table:table-cell office:value-type="float" office:value="38.620949" calcext:value-type="float">
            <text:p>38.620949</text:p>
          </table:table-cell>
          <table:table-cell office:value-type="float" office:value="176.73111" calcext:value-type="float">
            <text:p>176.73111</text:p>
          </table:table-cell>
          <table:table-cell office:value-type="float" office:value="620.635748" calcext:value-type="float">
            <text:p>620.635748</text:p>
          </table:table-cell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0.7364748" calcext:value-type="float">
            <text:p>0.7364748</text:p>
          </table:table-cell>
          <table:table-cell table:style-name="ce6" office:value-type="float" office:value="2.4656" calcext:value-type="float">
            <text:p>2.4656</text:p>
          </table:table-cell>
          <table:table-cell table:style-name="ce6" office:value-type="float" office:value="9.6542" calcext:value-type="float">
            <text:p>9.6542</text:p>
          </table:table-cell>
          <table:table-cell table:style-name="ce6" office:value-type="float" office:value="38.916" calcext:value-type="float">
            <text:p>38.916</text:p>
          </table:table-cell>
          <table:table-cell table:style-name="ce6" office:value-type="float" office:value="151.109" calcext:value-type="float">
            <text:p>151.109</text:p>
          </table:table-cell>
        </table:table-row>
        <table:table-row table:style-name="ro1">
          <table:table-cell office:value-type="float" office:value="2.407551" calcext:value-type="float">
            <text:p>2.407551</text:p>
          </table:table-cell>
          <table:table-cell office:value-type="float" office:value="9.691715" calcext:value-type="float">
            <text:p>9.691715</text:p>
          </table:table-cell>
          <table:table-cell office:value-type="float" office:value="40.586472" calcext:value-type="float">
            <text:p>40.586472</text:p>
          </table:table-cell>
          <table:table-cell office:value-type="float" office:value="157.483339" calcext:value-type="float">
            <text:p>157.483339</text:p>
          </table:table-cell>
          <table:table-cell office:value-type="float" office:value="621.812344" calcext:value-type="float">
            <text:p>621.812344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2.434492" calcext:value-type="float">
            <text:p>2.434492</text:p>
          </table:table-cell>
          <table:table-cell office:value-type="float" office:value="9.701014" calcext:value-type="float">
            <text:p>9.701014</text:p>
          </table:table-cell>
          <table:table-cell office:value-type="float" office:value="40.546894" calcext:value-type="float">
            <text:p>40.546894</text:p>
          </table:table-cell>
          <table:table-cell office:value-type="float" office:value="158.468962" calcext:value-type="float">
            <text:p>158.468962</text:p>
          </table:table-cell>
          <table:table-cell office:value-type="float" office:value="622.141838" calcext:value-type="float">
            <text:p>622.141838</text:p>
          </table:table-cell>
          <table:table-cell table:number-columns-repeated="8"/>
        </table:table-row>
        <table:table-row table:style-name="ro1">
          <table:table-cell office:value-type="float" office:value="2.488136" calcext:value-type="float">
            <text:p>2.488136</text:p>
          </table:table-cell>
          <table:table-cell office:value-type="float" office:value="9.665489" calcext:value-type="float">
            <text:p>9.665489</text:p>
          </table:table-cell>
          <table:table-cell office:value-type="float" office:value="38.880587" calcext:value-type="float">
            <text:p>38.880587</text:p>
          </table:table-cell>
          <table:table-cell office:value-type="float" office:value="156.491756" calcext:value-type="float">
            <text:p>156.491756</text:p>
          </table:table-cell>
          <table:table-cell office:value-type="float" office:value="620.906353" calcext:value-type="float">
            <text:p>620.906353</text:p>
          </table:table-cell>
          <table:table-cell table:number-columns-repeated="8"/>
        </table:table-row>
        <table:table-row table:style-name="ro1">
          <table:table-cell table:style-name="ce1" table:formula="of:=AVERAGE([.A12:.A16])" office:value-type="float" office:value="2.483177" calcext:value-type="float">
            <text:p>2.483177</text:p>
          </table:table-cell>
          <table:table-cell table:style-name="ce1" table:formula="of:=AVERAGE([.B12:.B16])" office:value-type="float" office:value="9.6812724" calcext:value-type="float">
            <text:p>9.6812724</text:p>
          </table:table-cell>
          <table:table-cell table:style-name="ce1" table:formula="of:=AVERAGE([.C12:.C16])" office:value-type="float" office:value="39.4764902" calcext:value-type="float">
            <text:p>39.4764902</text:p>
          </table:table-cell>
          <table:table-cell table:style-name="ce1" table:formula="of:=AVERAGE([.D12:.D16])" office:value-type="float" office:value="160.9163284" calcext:value-type="float">
            <text:p>160.9163284</text:p>
          </table:table-cell>
          <table:table-cell table:style-name="ce1" table:formula="of:=AVERAGE([.E12:.E16])" office:value-type="float" office:value="621.1693764" calcext:value-type="float">
            <text:p>621.1693764</text:p>
          </table:table-cell>
          <table:table-cell table:number-columns-repeated="8"/>
        </table:table-row>
        <table:table-row table:style-name="ro1">
          <table:table-cell table:style-name="ce2" table:formula="of:=[.A$7]/[.A17]" office:value-type="float" office:value="1.79072897340786" calcext:value-type="float">
            <text:p>1.7907289734</text:p>
          </table:table-cell>
          <table:table-cell table:style-name="ce2" table:formula="of:=[.B$7]/[.B17]" office:value-type="float" office:value="1.72902171412923" calcext:value-type="float">
            <text:p>1.7290217141</text:p>
          </table:table-cell>
          <table:table-cell table:style-name="ce2" table:formula="of:=[.C$7] / [.C17]" office:value-type="float" office:value="1.67306450663134" calcext:value-type="float">
            <text:p>1.6730645066</text:p>
          </table:table-cell>
          <table:table-cell table:style-name="ce2" table:formula="of:=[.D$7]/[.D17]" office:value-type="float" office:value="1.64386279024746" calcext:value-type="float">
            <text:p>1.6438627902</text:p>
          </table:table-cell>
          <table:table-cell table:style-name="ce2" table:formula="of:=[.E$7]/[.E17]" office:value-type="float" office:value="1.69191753413683" calcext:value-type="float">
            <text:p>1.6919175341</text:p>
          </table:table-cell>
          <table:table-cell table:number-columns-repeated="8"/>
        </table:table-row>
        <table:table-row table:style-name="ro1">
          <table:table-cell table:style-name="ce3" table:formula="of:=[.A18]/[.$F11]" office:value-type="float" office:value="0.895364486703928" calcext:value-type="float">
            <text:p>0.8953644867</text:p>
          </table:table-cell>
          <table:table-cell table:style-name="ce3" table:formula="of:=[.B18]/[.$F11]" office:value-type="float" office:value="0.864510857064615" calcext:value-type="float">
            <text:p>0.8645108571</text:p>
          </table:table-cell>
          <table:table-cell table:style-name="ce3" table:formula="of:=[.C18]/[.$F11]" office:value-type="float" office:value="0.836532253315671" calcext:value-type="float">
            <text:p>0.8365322533</text:p>
          </table:table-cell>
          <table:table-cell table:style-name="ce3" table:formula="of:=[.D18]/[.$F11]" office:value-type="float" office:value="0.821931395123728" calcext:value-type="float">
            <text:p>0.8219313951</text:p>
          </table:table-cell>
          <table:table-cell table:style-name="ce3" table:formula="of:=[.E18]/[.$F11]" office:value-type="float" office:value="0.845958767068415" calcext:value-type="float">
            <text:p>0.8459587671</text:p>
          </table:table-cell>
          <table:table-cell table:number-columns-repeated="2"/>
          <table:table-cell table:style-name="ce6" office:value-type="string" calcext:value-type="string">
            <text:p>comm_sz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2048" calcext:value-type="float">
            <text:p>2048</text:p>
          </table:table-cell>
          <table:table-cell table:style-name="ce6" office:value-type="float" office:value="4096" calcext:value-type="float">
            <text:p>4096</text:p>
          </table:table-cell>
          <table:table-cell table:style-name="ce6" office:value-type="float" office:value="8192" calcext:value-type="float">
            <text:p>8192</text:p>
          </table:table-cell>
          <table:table-cell table:style-name="ce6" office:value-type="float" office:value="16384" calcext:value-type="float">
            <text:p>16384</text:p>
          </table:table-cell>
        </table:table-row>
        <table:table-row table:style-name="ro1">
          <table:table-cell table:number-columns-repeated="7"/>
          <table:table-cell table:number-columns-repeated="6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1024</text:p>
          </table:table-cell>
          <table:table-cell office:value-type="string" calcext:value-type="string">
            <text:p>4-2048</text:p>
          </table:table-cell>
          <table:table-cell office:value-type="string" calcext:value-type="string">
            <text:p>4-4096</text:p>
          </table:table-cell>
          <table:table-cell office:value-type="string" calcext:value-type="string">
            <text:p>4-8192</text:p>
          </table:table-cell>
          <table:table-cell office:value-type="string" calcext:value-type="string">
            <text:p>4-16384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1.79072897340786" calcext:value-type="float">
            <text:p>1.7907289734</text:p>
          </table:table-cell>
          <table:table-cell table:style-name="ce6" office:value-type="float" office:value="1.72902171412923" calcext:value-type="float">
            <text:p>1.7290217141</text:p>
          </table:table-cell>
          <table:table-cell table:style-name="ce6" office:value-type="float" office:value="1.67306450663134" calcext:value-type="float">
            <text:p>1.6730645066</text:p>
          </table:table-cell>
          <table:table-cell table:style-name="ce6" office:value-type="float" office:value="1.64386279024746" calcext:value-type="float">
            <text:p>1.6438627902</text:p>
          </table:table-cell>
          <table:table-cell table:style-name="ce6" office:value-type="float" office:value="1.69191753413683" calcext:value-type="float">
            <text:p>1.6919175341</text:p>
          </table:table-cell>
        </table:table-row>
        <table:table-row table:style-name="ro1">
          <table:table-cell office:value-type="float" office:value="2.375841" calcext:value-type="float">
            <text:p>2.375841</text:p>
          </table:table-cell>
          <table:table-cell office:value-type="float" office:value="9.449005" calcext:value-type="float">
            <text:p>9.449005</text:p>
          </table:table-cell>
          <table:table-cell office:value-type="float" office:value="38.535" calcext:value-type="float">
            <text:p>38.535</text:p>
          </table:table-cell>
          <table:table-cell office:value-type="float" office:value="154.775" calcext:value-type="float">
            <text:p>154.775</text:p>
          </table:table-cell>
          <table:table-cell office:value-type="float" office:value="602.895" calcext:value-type="float">
            <text:p>602.895</text:p>
          </table:table-cell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1.86907975827331" calcext:value-type="float">
            <text:p>1.8690797583</text:p>
          </table:table-cell>
          <table:table-cell table:style-name="ce6" office:value-type="float" office:value="1.71567867821674" calcext:value-type="float">
            <text:p>1.7156786782</text:p>
          </table:table-cell>
          <table:table-cell table:style-name="ce6" office:value-type="float" office:value="1.71654238160336" calcext:value-type="float">
            <text:p>1.7165423816</text:p>
          </table:table-cell>
          <table:table-cell table:style-name="ce6" office:value-type="float" office:value="1.73638500610469" calcext:value-type="float">
            <text:p>1.7363850061</text:p>
          </table:table-cell>
          <table:table-cell table:style-name="ce6" office:value-type="float" office:value="1.72314250552374" calcext:value-type="float">
            <text:p>1.7231425055</text:p>
          </table:table-cell>
        </table:table-row>
        <table:table-row table:style-name="ro1">
          <table:table-cell office:value-type="float" office:value="2.360106" calcext:value-type="float">
            <text:p>2.360106</text:p>
          </table:table-cell>
          <table:table-cell office:value-type="float" office:value="9.418964" calcext:value-type="float">
            <text:p>9.418964</text:p>
          </table:table-cell>
          <table:table-cell office:value-type="float" office:value="39.579" calcext:value-type="float">
            <text:p>39.579</text:p>
          </table:table-cell>
          <table:table-cell office:value-type="float" office:value="152.235" calcext:value-type="float">
            <text:p>152.235</text:p>
          </table:table-cell>
          <table:table-cell office:value-type="float" office:value="624.119" calcext:value-type="float">
            <text:p>624.119</text:p>
          </table:table-cell>
          <table:table-cell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3.72702864081836" calcext:value-type="float">
            <text:p>3.7270286408</text:p>
          </table:table-cell>
          <table:table-cell table:style-name="ce6" office:value-type="float" office:value="3.4489492314666" calcext:value-type="float">
            <text:p>3.4489492315</text:p>
          </table:table-cell>
          <table:table-cell table:style-name="ce6" office:value-type="float" office:value="3.44556799140261" calcext:value-type="float">
            <text:p>3.4455679914</text:p>
          </table:table-cell>
          <table:table-cell table:style-name="ce6" office:value-type="float" office:value="3.45658774873379" calcext:value-type="float">
            <text:p>3.4565877487</text:p>
          </table:table-cell>
          <table:table-cell table:style-name="ce6" office:value-type="float" office:value="3.46436817850983" calcext:value-type="float">
            <text:p>3.4643681785</text:p>
          </table:table-cell>
        </table:table-row>
        <table:table-row table:style-name="ro1">
          <table:table-cell office:value-type="float" office:value="2.333879" calcext:value-type="float">
            <text:p>2.333879</text:p>
          </table:table-cell>
          <table:table-cell office:value-type="float" office:value="9.523153" calcext:value-type="float">
            <text:p>9.523153</text:p>
          </table:table-cell>
          <table:table-cell office:value-type="float" office:value="38.245" calcext:value-type="float">
            <text:p>38.245</text:p>
          </table:table-cell>
          <table:table-cell office:value-type="float" office:value="152.628" calcext:value-type="float">
            <text:p>152.628</text:p>
          </table:table-cell>
          <table:table-cell office:value-type="float" office:value="606.914" calcext:value-type="float">
            <text:p>606.914</text:p>
          </table:table-cell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6.03781283487229" calcext:value-type="float">
            <text:p>6.0378128349</text:p>
          </table:table-cell>
          <table:table-cell table:style-name="ce6" office:value-type="float" office:value="6.78906967878001" calcext:value-type="float">
            <text:p>6.7890696788</text:p>
          </table:table-cell>
          <table:table-cell table:style-name="ce6" office:value-type="float" office:value="6.841241594332" calcext:value-type="float">
            <text:p>6.8412415943</text:p>
          </table:table-cell>
          <table:table-cell table:style-name="ce6" office:value-type="float" office:value="6.79731638914585" calcext:value-type="float">
            <text:p>6.7973163891</text:p>
          </table:table-cell>
          <table:table-cell table:style-name="ce6" office:value-type="float" office:value="6.95502822201193" calcext:value-type="float">
            <text:p>6.955028222</text:p>
          </table:table-cell>
        </table:table-row>
        <table:table-row table:style-name="ro1">
          <table:table-cell office:value-type="float" office:value="2.392054" calcext:value-type="float">
            <text:p>2.392054</text:p>
          </table:table-cell>
          <table:table-cell office:value-type="float" office:value="10.931253" calcext:value-type="float">
            <text:p>10.931253</text:p>
          </table:table-cell>
          <table:table-cell office:value-type="float" office:value="37.9" calcext:value-type="float">
            <text:p>37.9</text:p>
          </table:table-cell>
          <table:table-cell office:value-type="float" office:value="150.387" calcext:value-type="float">
            <text:p>150.387</text:p>
          </table:table-cell>
          <table:table-cell office:value-type="float" office:value="608.64" calcext:value-type="float">
            <text:p>608.64</text:p>
          </table:table-cell>
          <table:table-cell table:number-columns-repeated="8"/>
        </table:table-row>
        <table:table-row table:style-name="ro1">
          <table:table-cell office:value-type="float" office:value="2.433538" calcext:value-type="float">
            <text:p>2.433538</text:p>
          </table:table-cell>
          <table:table-cell office:value-type="float" office:value="9.460449" calcext:value-type="float">
            <text:p>9.460449</text:p>
          </table:table-cell>
          <table:table-cell office:value-type="float" office:value="38.124" calcext:value-type="float">
            <text:p>38.124</text:p>
          </table:table-cell>
          <table:table-cell office:value-type="float" office:value="151.685" calcext:value-type="float">
            <text:p>151.685</text:p>
          </table:table-cell>
          <table:table-cell office:value-type="float" office:value="606.998" calcext:value-type="float">
            <text:p>606.998</text:p>
          </table:table-cell>
          <table:table-cell table:number-columns-repeated="8"/>
        </table:table-row>
        <table:table-row table:style-name="ro1">
          <table:table-cell table:style-name="ce1" table:formula="of:=AVERAGE([.A22:.A26])" office:value-type="float" office:value="2.3790836" calcext:value-type="float">
            <text:p>2.3790836</text:p>
          </table:table-cell>
          <table:table-cell table:style-name="ce1" table:formula="of:=AVERAGE([.B22:.B26])" office:value-type="float" office:value="9.7565648" calcext:value-type="float">
            <text:p>9.7565648</text:p>
          </table:table-cell>
          <table:table-cell table:style-name="ce1" table:formula="of:=AVERAGE([.C22:.C26])" office:value-type="float" office:value="38.4766" calcext:value-type="float">
            <text:p>38.4766</text:p>
          </table:table-cell>
          <table:table-cell table:style-name="ce1" table:formula="of:=AVERAGE([.D22:.D26])" office:value-type="float" office:value="152.342" calcext:value-type="float">
            <text:p>152.342</text:p>
          </table:table-cell>
          <table:table-cell table:style-name="ce1" table:formula="of:=AVERAGE([.E22:.E26])" office:value-type="float" office:value="609.9132" calcext:value-type="float">
            <text:p>609.9132</text:p>
          </table:table-cell>
          <table:table-cell table:number-columns-repeated="8"/>
        </table:table-row>
        <table:table-row table:style-name="ro1">
          <table:table-cell table:style-name="ce2" table:formula="of:=[.A$7]/[.A27]" office:value-type="float" office:value="1.86907975827331" calcext:value-type="float">
            <text:p>1.8690797583</text:p>
          </table:table-cell>
          <table:table-cell table:style-name="ce2" table:formula="of:=[.B$7]/[.B27]" office:value-type="float" office:value="1.71567867821674" calcext:value-type="float">
            <text:p>1.7156786782</text:p>
          </table:table-cell>
          <table:table-cell table:style-name="ce2" table:formula="of:=[.C$7] / [.C27]" office:value-type="float" office:value="1.71654238160336" calcext:value-type="float">
            <text:p>1.7165423816</text:p>
          </table:table-cell>
          <table:table-cell table:style-name="ce2" table:formula="of:=[.D$7]/[.D27]" office:value-type="float" office:value="1.73638500610469" calcext:value-type="float">
            <text:p>1.7363850061</text:p>
          </table:table-cell>
          <table:table-cell table:style-name="ce2" table:formula="of:=[.E$7]/[.E27]" office:value-type="float" office:value="1.72314250552374" calcext:value-type="float">
            <text:p>1.7231425055</text:p>
          </table:table-cell>
          <table:table-cell table:number-columns-repeated="8"/>
        </table:table-row>
        <table:table-row table:style-name="ro1">
          <table:table-cell table:style-name="ce3" table:formula="of:=[.A28]/[.$F21]" office:value-type="float" office:value="0.467269939568328" calcext:value-type="float">
            <text:p>0.4672699396</text:p>
          </table:table-cell>
          <table:table-cell table:style-name="ce3" table:formula="of:=[.B28]/[.$F21]" office:value-type="float" office:value="0.428919669554186" calcext:value-type="float">
            <text:p>0.4289196696</text:p>
          </table:table-cell>
          <table:table-cell table:style-name="ce3" table:formula="of:=[.C28]/[.$F21]" office:value-type="float" office:value="0.429135595400841" calcext:value-type="float">
            <text:p>0.4291355954</text:p>
          </table:table-cell>
          <table:table-cell table:style-name="ce3" table:formula="of:=[.D28]/[.$F21]" office:value-type="float" office:value="0.434096251526171" calcext:value-type="float">
            <text:p>0.4340962515</text:p>
          </table:table-cell>
          <table:table-cell table:style-name="ce3" table:formula="of:=[.E28]/[.$F21]" office:value-type="float" office:value="0.430785626380934" calcext:value-type="float">
            <text:p>0.4307856264</text:p>
          </table:table-cell>
          <table:table-cell table:number-columns-repeated="2"/>
          <table:table-cell table:style-name="ce6" office:value-type="string" calcext:value-type="string">
            <text:p>comm_sz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2048" calcext:value-type="float">
            <text:p>2048</text:p>
          </table:table-cell>
          <table:table-cell table:style-name="ce6" office:value-type="float" office:value="4096" calcext:value-type="float">
            <text:p>4096</text:p>
          </table:table-cell>
          <table:table-cell table:style-name="ce6" office:value-type="float" office:value="8192" calcext:value-type="float">
            <text:p>8192</text:p>
          </table:table-cell>
          <table:table-cell table:style-name="ce6" office:value-type="float" office:value="16384" calcext:value-type="float">
            <text:p>16384</text:p>
          </table:table-cell>
        </table:table-row>
        <table:table-row table:style-name="ro1">
          <table:table-cell table:number-columns-repeated="7"/>
          <table:table-cell table:number-columns-repeated="6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-1024</text:p>
          </table:table-cell>
          <table:table-cell office:value-type="string" calcext:value-type="string">
            <text:p>8-2048</text:p>
          </table:table-cell>
          <table:table-cell office:value-type="string" calcext:value-type="string">
            <text:p>8-4096</text:p>
          </table:table-cell>
          <table:table-cell office:value-type="string" calcext:value-type="string">
            <text:p>8-8192</text:p>
          </table:table-cell>
          <table:table-cell office:value-type="string" calcext:value-type="string">
            <text:p>8-16384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0.895364486703928" calcext:value-type="float">
            <text:p>0.8953644867</text:p>
          </table:table-cell>
          <table:table-cell table:style-name="ce6" office:value-type="float" office:value="0.864510857064615" calcext:value-type="float">
            <text:p>0.8645108571</text:p>
          </table:table-cell>
          <table:table-cell table:style-name="ce6" office:value-type="float" office:value="0.836532253315671" calcext:value-type="float">
            <text:p>0.8365322533</text:p>
          </table:table-cell>
          <table:table-cell table:style-name="ce6" office:value-type="float" office:value="0.821931395123728" calcext:value-type="float">
            <text:p>0.8219313951</text:p>
          </table:table-cell>
          <table:table-cell table:style-name="ce6" office:value-type="float" office:value="0.845958767068415" calcext:value-type="float">
            <text:p>0.8459587671</text:p>
          </table:table-cell>
        </table:table-row>
        <table:table-row table:style-name="ro1">
          <table:table-cell office:value-type="float" office:value="1.188278" calcext:value-type="float">
            <text:p>1.188278</text:p>
          </table:table-cell>
          <table:table-cell office:value-type="float" office:value="4.71" calcext:value-type="float">
            <text:p>4.71</text:p>
          </table:table-cell>
          <table:table-cell office:value-type="float" office:value="19.296" calcext:value-type="float">
            <text:p>19.296</text:p>
          </table:table-cell>
          <table:table-cell office:value-type="float" office:value="76.299" calcext:value-type="float">
            <text:p>76.299</text:p>
          </table:table-cell>
          <table:table-cell office:value-type="float" office:value="310.184" calcext:value-type="float">
            <text:p>310.184</text:p>
          </table:table-cell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0.467269939568328" calcext:value-type="float">
            <text:p>0.4672699396</text:p>
          </table:table-cell>
          <table:table-cell table:style-name="ce6" office:value-type="float" office:value="0.428919669554186" calcext:value-type="float">
            <text:p>0.4289196696</text:p>
          </table:table-cell>
          <table:table-cell table:style-name="ce6" office:value-type="float" office:value="0.429135595400841" calcext:value-type="float">
            <text:p>0.4291355954</text:p>
          </table:table-cell>
          <table:table-cell table:style-name="ce6" office:value-type="float" office:value="0.434096251526171" calcext:value-type="float">
            <text:p>0.4340962515</text:p>
          </table:table-cell>
          <table:table-cell table:style-name="ce6" office:value-type="float" office:value="0.430785626380934" calcext:value-type="float">
            <text:p>0.4307856264</text:p>
          </table:table-cell>
        </table:table-row>
        <table:table-row table:style-name="ro1">
          <table:table-cell office:value-type="float" office:value="1.179457" calcext:value-type="float">
            <text:p>1.179457</text:p>
          </table:table-cell>
          <table:table-cell office:value-type="float" office:value="4.713" calcext:value-type="float">
            <text:p>4.713</text:p>
          </table:table-cell>
          <table:table-cell office:value-type="float" office:value="19.565" calcext:value-type="float">
            <text:p>19.565</text:p>
          </table:table-cell>
          <table:table-cell office:value-type="float" office:value="76.256" calcext:value-type="float">
            <text:p>76.256</text:p>
          </table:table-cell>
          <table:table-cell office:value-type="float" office:value="304.375" calcext:value-type="float">
            <text:p>304.375</text:p>
          </table:table-cell>
          <table:table-cell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0.465878580102295" calcext:value-type="float">
            <text:p>0.4658785801</text:p>
          </table:table-cell>
          <table:table-cell table:style-name="ce6" office:value-type="float" office:value="0.431118653933325" calcext:value-type="float">
            <text:p>0.4311186539</text:p>
          </table:table-cell>
          <table:table-cell table:style-name="ce6" office:value-type="float" office:value="0.430695998925326" calcext:value-type="float">
            <text:p>0.4306959989</text:p>
          </table:table-cell>
          <table:table-cell table:style-name="ce6" office:value-type="float" office:value="0.432073468591724" calcext:value-type="float">
            <text:p>0.4320734686</text:p>
          </table:table-cell>
          <table:table-cell table:style-name="ce6" office:value-type="float" office:value="0.433046022313729" calcext:value-type="float">
            <text:p>0.4330460223</text:p>
          </table:table-cell>
        </table:table-row>
        <table:table-row table:style-name="ro1">
          <table:table-cell office:value-type="float" office:value="1.163006" calcext:value-type="float">
            <text:p>1.163006</text:p>
          </table:table-cell>
          <table:table-cell office:value-type="float" office:value="4.769" calcext:value-type="float">
            <text:p>4.769</text:p>
          </table:table-cell>
          <table:table-cell office:value-type="float" office:value="19.514" calcext:value-type="float">
            <text:p>19.514</text:p>
          </table:table-cell>
          <table:table-cell office:value-type="float" office:value="77.42" calcext:value-type="float">
            <text:p>77.42</text:p>
          </table:table-cell>
          <table:table-cell office:value-type="float" office:value="301.664" calcext:value-type="float">
            <text:p>301.664</text:p>
          </table:table-cell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0.377363302179518" calcext:value-type="float">
            <text:p>0.3773633022</text:p>
          </table:table-cell>
          <table:table-cell table:style-name="ce6" office:value-type="float" office:value="0.424316854923751" calcext:value-type="float">
            <text:p>0.4243168549</text:p>
          </table:table-cell>
          <table:table-cell table:style-name="ce6" office:value-type="float" office:value="0.42757759964575" calcext:value-type="float">
            <text:p>0.4275775996</text:p>
          </table:table-cell>
          <table:table-cell table:style-name="ce6" office:value-type="float" office:value="0.424832274321616" calcext:value-type="float">
            <text:p>0.4248322743</text:p>
          </table:table-cell>
          <table:table-cell table:style-name="ce6" office:value-type="float" office:value="0.434689263875745" calcext:value-type="float">
            <text:p>0.4346892639</text:p>
          </table:table-cell>
        </table:table-row>
        <table:table-row table:style-name="ro1">
          <table:table-cell office:value-type="float" office:value="1.178265" calcext:value-type="float">
            <text:p>1.178265</text:p>
          </table:table-cell>
          <table:table-cell office:value-type="float" office:value="4.85" calcext:value-type="float">
            <text:p>4.85</text:p>
          </table:table-cell>
          <table:table-cell office:value-type="float" office:value="18.73" calcext:value-type="float">
            <text:p>18.73</text:p>
          </table:table-cell>
          <table:table-cell office:value-type="float" office:value="76.551" calcext:value-type="float">
            <text:p>76.551</text:p>
          </table:table-cell>
          <table:table-cell office:value-type="float" office:value="298.881" calcext:value-type="float">
            <text:p>298.881</text:p>
          </table:table-cell>
          <table:table-cell table:number-columns-repeated="8"/>
        </table:table-row>
        <table:table-row table:style-name="ro1">
          <table:table-cell office:value-type="float" office:value="1.256466" calcext:value-type="float">
            <text:p>1.256466</text:p>
          </table:table-cell>
          <table:table-cell office:value-type="float" office:value="5.225" calcext:value-type="float">
            <text:p>5.225</text:p>
          </table:table-cell>
          <table:table-cell office:value-type="float" office:value="18.738" calcext:value-type="float">
            <text:p>18.738</text:p>
          </table:table-cell>
          <table:table-cell office:value-type="float" office:value="76.112" calcext:value-type="float">
            <text:p>76.112</text:p>
          </table:table-cell>
          <table:table-cell office:value-type="float" office:value="301.72" calcext:value-type="float">
            <text:p>301.72</text:p>
          </table:table-cell>
          <table:table-cell table:number-columns-repeated="8"/>
        </table:table-row>
        <table:table-row table:style-name="ro1">
          <table:table-cell table:style-name="ce1" table:formula="of:=AVERAGE([.A32:.A36])" office:value-type="float" office:value="1.1930944" calcext:value-type="float">
            <text:p>1.1930944</text:p>
          </table:table-cell>
          <table:table-cell table:style-name="ce1" table:formula="of:=AVERAGE([.B32:.B36])" office:value-type="float" office:value="4.8534" calcext:value-type="float">
            <text:p>4.8534</text:p>
          </table:table-cell>
          <table:table-cell table:style-name="ce1" table:formula="of:=AVERAGE([.C32:.C36])" office:value-type="float" office:value="19.1686" calcext:value-type="float">
            <text:p>19.1686</text:p>
          </table:table-cell>
          <table:table-cell table:style-name="ce1" table:formula="of:=AVERAGE([.D32:.D36])" office:value-type="float" office:value="76.5276" calcext:value-type="float">
            <text:p>76.5276</text:p>
          </table:table-cell>
          <table:table-cell table:style-name="ce1" table:formula="of:=AVERAGE([.E32:.E36])" office:value-type="float" office:value="303.3648" calcext:value-type="float">
            <text:p>303.3648</text:p>
          </table:table-cell>
          <table:table-cell table:number-columns-repeated="8"/>
        </table:table-row>
        <table:table-row table:style-name="ro1">
          <table:table-cell table:style-name="ce4" table:formula="of:=[.A$7]/[.A37]" office:value-type="float" office:value="3.72702864081836" calcext:value-type="float">
            <text:p>3.7270286408</text:p>
          </table:table-cell>
          <table:table-cell table:style-name="ce4" table:formula="of:=[.B$7]/[.B37]" office:value-type="float" office:value="3.4489492314666" calcext:value-type="float">
            <text:p>3.4489492315</text:p>
          </table:table-cell>
          <table:table-cell table:style-name="ce4" table:formula="of:=[.C$7] / [.C37]" office:value-type="float" office:value="3.44556799140261" calcext:value-type="float">
            <text:p>3.4455679914</text:p>
          </table:table-cell>
          <table:table-cell table:style-name="ce4" table:formula="of:=[.D$7]/[.D37]" office:value-type="float" office:value="3.45658774873379" calcext:value-type="float">
            <text:p>3.4565877487</text:p>
          </table:table-cell>
          <table:table-cell table:style-name="ce4" table:formula="of:=[.E$7]/[.E37]" office:value-type="float" office:value="3.46436817850983" calcext:value-type="float">
            <text:p>3.4643681785</text:p>
          </table:table-cell>
          <table:table-cell table:number-columns-repeated="8"/>
        </table:table-row>
        <table:table-row table:style-name="ro1">
          <table:table-cell table:style-name="ce3" table:formula="of:=[.A38]/[.$F31]" office:value-type="float" office:value="0.465878580102295" calcext:value-type="float">
            <text:p>0.4658785801</text:p>
          </table:table-cell>
          <table:table-cell table:style-name="ce3" table:formula="of:=[.B38]/[.$F31]" office:value-type="float" office:value="0.431118653933325" calcext:value-type="float">
            <text:p>0.4311186539</text:p>
          </table:table-cell>
          <table:table-cell table:style-name="ce3" table:formula="of:=[.C38]/[.$F31]" office:value-type="float" office:value="0.430695998925326" calcext:value-type="float">
            <text:p>0.4306959989</text:p>
          </table:table-cell>
          <table:table-cell table:style-name="ce3" table:formula="of:=[.D38]/[.$F31]" office:value-type="float" office:value="0.432073468591724" calcext:value-type="float">
            <text:p>0.4320734686</text:p>
          </table:table-cell>
          <table:table-cell table:style-name="ce3" table:formula="of:=[.E38]/[.$F31]" office:value-type="float" office:value="0.433046022313729" calcext:value-type="float">
            <text:p>0.4330460223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6-1024</text:p>
          </table:table-cell>
          <table:table-cell office:value-type="string" calcext:value-type="string">
            <text:p>16-2048</text:p>
          </table:table-cell>
          <table:table-cell office:value-type="string" calcext:value-type="string">
            <text:p>16-4096</text:p>
          </table:table-cell>
          <table:table-cell office:value-type="string" calcext:value-type="string">
            <text:p>16-8192</text:p>
          </table:table-cell>
          <table:table-cell office:value-type="string" calcext:value-type="string">
            <text:p>16-1638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591516" calcext:value-type="float">
            <text:p>0.591516</text:p>
          </table:table-cell>
          <table:table-cell office:value-type="float" office:value="2.322" calcext:value-type="float">
            <text:p>2.322</text:p>
          </table:table-cell>
          <table:table-cell office:value-type="float" office:value="9.384" calcext:value-type="float">
            <text:p>9.384</text:p>
          </table:table-cell>
          <table:table-cell office:value-type="float" office:value="39.344" calcext:value-type="float">
            <text:p>39.344</text:p>
          </table:table-cell>
          <table:table-cell office:value-type="float" office:value="150.369" calcext:value-type="float">
            <text:p>150.369</text:p>
          </table:table-cell>
          <table:table-cell table:number-columns-repeated="8"/>
        </table:table-row>
        <table:table-row table:style-name="ro1">
          <table:table-cell office:value-type="float" office:value="0.582218" calcext:value-type="float">
            <text:p>0.582218</text:p>
          </table:table-cell>
          <table:table-cell office:value-type="float" office:value="2.358" calcext:value-type="float">
            <text:p>2.358</text:p>
          </table:table-cell>
          <table:table-cell office:value-type="float" office:value="9.566" calcext:value-type="float">
            <text:p>9.566</text:p>
          </table:table-cell>
          <table:table-cell office:value-type="float" office:value="38.619" calcext:value-type="float">
            <text:p>38.619</text:p>
          </table:table-cell>
          <table:table-cell office:value-type="float" office:value="152.436" calcext:value-type="float">
            <text:p>152.436</text:p>
          </table:table-cell>
          <table:table-cell table:number-columns-repeated="8"/>
        </table:table-row>
        <table:table-row table:style-name="ro1">
          <table:table-cell office:value-type="float" office:value="0.80204" calcext:value-type="float">
            <text:p>0.80204</text:p>
          </table:table-cell>
          <table:table-cell office:value-type="float" office:value="2.356" calcext:value-type="float">
            <text:p>2.356</text:p>
          </table:table-cell>
          <table:table-cell office:value-type="float" office:value="9.437" calcext:value-type="float">
            <text:p>9.437</text:p>
          </table:table-cell>
          <table:table-cell office:value-type="float" office:value="38.394" calcext:value-type="float">
            <text:p>38.394</text:p>
          </table:table-cell>
          <table:table-cell office:value-type="float" office:value="151.92" calcext:value-type="float">
            <text:p>151.92</text:p>
          </table:table-cell>
          <table:table-cell table:number-columns-repeated="8"/>
        </table:table-row>
        <table:table-row table:style-name="ro1">
          <table:table-cell office:value-type="float" office:value="1.109123" calcext:value-type="float">
            <text:p>1.109123</text:p>
          </table:table-cell>
          <table:table-cell office:value-type="float" office:value="2.959" calcext:value-type="float">
            <text:p>2.959</text:p>
          </table:table-cell>
          <table:table-cell office:value-type="float" office:value="10.554" calcext:value-type="float">
            <text:p>10.554</text:p>
          </table:table-cell>
          <table:table-cell office:value-type="float" office:value="39.079" calcext:value-type="float">
            <text:p>39.079</text:p>
          </table:table-cell>
          <table:table-cell office:value-type="float" office:value="150.605" calcext:value-type="float">
            <text:p>150.605</text:p>
          </table:table-cell>
          <table:table-cell table:number-columns-repeated="8"/>
        </table:table-row>
        <table:table-row table:style-name="ro1">
          <table:table-cell office:value-type="float" office:value="0.597477" calcext:value-type="float">
            <text:p>0.597477</text:p>
          </table:table-cell>
          <table:table-cell office:value-type="float" office:value="2.333" calcext:value-type="float">
            <text:p>2.333</text:p>
          </table:table-cell>
          <table:table-cell office:value-type="float" office:value="9.33" calcext:value-type="float">
            <text:p>9.33</text:p>
          </table:table-cell>
          <table:table-cell office:value-type="float" office:value="39.144" calcext:value-type="float">
            <text:p>39.144</text:p>
          </table:table-cell>
          <table:table-cell office:value-type="float" office:value="150.215" calcext:value-type="float">
            <text:p>150.215</text:p>
          </table:table-cell>
          <table:table-cell table:number-columns-repeated="8"/>
        </table:table-row>
        <table:table-row table:style-name="ro1">
          <table:table-cell table:style-name="ce1" table:formula="of:=AVERAGE([.A42:.A46])" office:value-type="float" office:value="0.7364748" calcext:value-type="float">
            <text:p>0.7364748</text:p>
          </table:table-cell>
          <table:table-cell table:style-name="ce1" table:formula="of:=AVERAGE([.B42:.B46])" office:value-type="float" office:value="2.4656" calcext:value-type="float">
            <text:p>2.4656</text:p>
          </table:table-cell>
          <table:table-cell table:style-name="ce1" table:formula="of:=AVERAGE([.C42:.C46])" office:value-type="float" office:value="9.6542" calcext:value-type="float">
            <text:p>9.6542</text:p>
          </table:table-cell>
          <table:table-cell table:style-name="ce1" table:formula="of:=AVERAGE([.D42:.D46])" office:value-type="float" office:value="38.916" calcext:value-type="float">
            <text:p>38.916</text:p>
          </table:table-cell>
          <table:table-cell table:style-name="ce1" table:formula="of:=AVERAGE([.E42:.E46])" office:value-type="float" office:value="151.109" calcext:value-type="float">
            <text:p>151.109</text:p>
          </table:table-cell>
          <table:table-cell table:number-columns-repeated="8"/>
        </table:table-row>
        <table:table-row table:style-name="ro1">
          <table:table-cell table:style-name="ce2" table:formula="of:=[.A$7]/[.A47]" office:value-type="float" office:value="6.03781283487229" calcext:value-type="float">
            <text:p>6.0378128349</text:p>
          </table:table-cell>
          <table:table-cell table:style-name="ce2" table:formula="of:=[.B$7]/[.B47]" office:value-type="float" office:value="6.78906967878001" calcext:value-type="float">
            <text:p>6.7890696788</text:p>
          </table:table-cell>
          <table:table-cell table:style-name="ce2" table:formula="of:=[.C$7] / [.C47]" office:value-type="float" office:value="6.841241594332" calcext:value-type="float">
            <text:p>6.8412415943</text:p>
          </table:table-cell>
          <table:table-cell table:style-name="ce2" table:formula="of:=[.D$7]/[.D47]" office:value-type="float" office:value="6.79731638914585" calcext:value-type="float">
            <text:p>6.7973163891</text:p>
          </table:table-cell>
          <table:table-cell table:style-name="ce2" table:formula="of:=[.E$7]/[.E47]" office:value-type="float" office:value="6.95502822201193" calcext:value-type="float">
            <text:p>6.955028222</text:p>
          </table:table-cell>
          <table:table-cell table:number-columns-repeated="8"/>
        </table:table-row>
        <table:table-row table:style-name="ro1">
          <table:table-cell table:style-name="ce3" table:formula="of:=[.A48]/[.$F41]" office:value-type="float" office:value="0.377363302179518" calcext:value-type="float">
            <text:p>0.3773633022</text:p>
          </table:table-cell>
          <table:table-cell table:style-name="ce3" table:formula="of:=[.B48]/[.$F41]" office:value-type="float" office:value="0.424316854923751" calcext:value-type="float">
            <text:p>0.4243168549</text:p>
          </table:table-cell>
          <table:table-cell table:style-name="ce3" table:formula="of:=[.C48]/[.$F41]" office:value-type="float" office:value="0.42757759964575" calcext:value-type="float">
            <text:p>0.4275775996</text:p>
          </table:table-cell>
          <table:table-cell table:style-name="ce3" table:formula="of:=[.D48]/[.$F41]" office:value-type="float" office:value="0.424832274321616" calcext:value-type="float">
            <text:p>0.4248322743</text:p>
          </table:table-cell>
          <table:table-cell table:style-name="ce3" table:formula="of:=[.E48]/[.$F41]" office:value-type="float" office:value="0.434689263875745" calcext:value-type="float">
            <text:p>0.434689263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22:37:02.7285773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21:12:52.383661665</meta:creation-date>
    <dc:date>2017-04-06T23:16:51.666934695</dc:date>
    <meta:editing-duration>PT1H7M26S</meta:editing-duration>
    <meta:editing-cycles>11</meta:editing-cycles>
    <meta:generator>LibreOffice/5.1.6.2$Linux_X86_64 LibreOffice_project/10m0$Build-2</meta:generator>
    <meta:document-statistic meta:table-count="1" meta:cell-count="338" meta:object-count="0"/>
  </office:meta>
</office:document-meta>
</file>